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0c8b1b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1" officeooo:paragraph-rsid="000c8b1b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style:font-name="Arial1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Arial1" officeooo:paragraph-rsid="000c8b1b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style:font-name="Arial1" officeooo:paragraph-rsid="000c8b1b"/>
    </style:style>
    <style:style style:name="P7" style:family="paragraph" style:parent-style-name="Standard" style:list-style-name="L5">
      <style:paragraph-properties fo:line-height="150%" fo:text-align="justify" style:justify-single-word="false"/>
      <style:text-properties style:font-name="Arial1" officeooo:paragraph-rsid="000c8b1b"/>
    </style:style>
    <style:style style:name="P8" style:family="paragraph" style:parent-style-name="Standard" style:list-style-name="L8">
      <style:paragraph-properties fo:line-height="150%" fo:text-align="justify" style:justify-single-word="false"/>
      <style:text-properties style:font-name="Arial1" officeooo:paragraph-rsid="000c8b1b"/>
    </style:style>
    <style:style style:name="P9" style:family="paragraph" style:parent-style-name="Standard" style:list-style-name="L11">
      <style:paragraph-properties fo:line-height="150%" fo:text-align="justify" style:justify-single-word="false"/>
      <style:text-properties style:font-name="Arial1" officeooo:paragraph-rsid="000c8b1b"/>
    </style:style>
    <style:style style:name="P10" style:family="paragraph" style:parent-style-name="Standard" style:list-style-name="L23">
      <style:paragraph-properties fo:line-height="150%" fo:text-align="justify" style:justify-single-word="false"/>
      <style:text-properties style:font-name="Arial1" officeooo:paragraph-rsid="000c8b1b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Arial1" officeooo:rsid="000c8b1b" officeooo:paragraph-rsid="000c8b1b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officeooo:rsid="000c8b1b" officeooo:paragraph-rsid="000c8b1b"/>
    </style:style>
    <style:style style:name="P13" style:family="paragraph" style:parent-style-name="Text_20_body">
      <style:text-properties officeooo:paragraph-rsid="000c8b1b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0c8b1b"/>
    </style:style>
    <style:style style:name="P15" style:family="paragraph" style:parent-style-name="Text_20_body" style:list-style-name="L25">
      <style:paragraph-properties fo:margin-top="0cm" fo:margin-bottom="0cm" style:contextual-spacing="false"/>
    </style:style>
    <style:style style:name="P16" style:family="paragraph" style:parent-style-name="Text_20_body" style:list-style-name="L25">
      <style:paragraph-properties fo:margin-top="0cm" fo:margin-bottom="0cm" style:contextual-spacing="false"/>
      <style:text-properties officeooo:paragraph-rsid="000c8b1b"/>
    </style:style>
    <style:style style:name="P17" style:family="paragraph" style:parent-style-name="Text_20_body" style:list-style-name="L29"/>
    <style:style style:name="P18" style:family="paragraph" style:parent-style-name="Text_20_body" style:list-style-name="L33">
      <style:paragraph-properties fo:margin-top="0cm" fo:margin-bottom="0cm" style:contextual-spacing="false"/>
      <style:text-properties officeooo:paragraph-rsid="000c8b1b"/>
    </style:style>
    <style:style style:name="P19" style:family="paragraph" style:parent-style-name="Text_20_body" style:list-style-name="L44">
      <style:paragraph-properties fo:line-height="150%" fo:text-align="justify" style:justify-single-word="false"/>
      <style:text-properties officeooo:paragraph-rsid="000e8101"/>
    </style:style>
    <style:style style:name="P20" style:family="paragraph" style:parent-style-name="Text_20_body" style:list-style-name="L45">
      <style:paragraph-properties fo:line-height="150%" fo:text-align="justify" style:justify-single-word="false"/>
      <style:text-properties officeooo:paragraph-rsid="000e8101"/>
    </style:style>
    <style:style style:name="P21" style:family="paragraph" style:parent-style-name="Text_20_body" style:list-style-name="L46">
      <style:paragraph-properties fo:line-height="150%" fo:text-align="justify" style:justify-single-word="false"/>
      <style:text-properties officeooo:paragraph-rsid="000e8101"/>
    </style:style>
    <style:style style:name="P22" style:family="paragraph" style:parent-style-name="Text_20_body" style:list-style-name="L47">
      <style:paragraph-properties fo:margin-top="0cm" fo:margin-bottom="0cm" style:contextual-spacing="false" fo:line-height="150%" fo:text-align="justify" style:justify-single-word="false"/>
      <style:text-properties officeooo:paragraph-rsid="000e8101"/>
    </style:style>
    <style:style style:name="P23" style:family="paragraph" style:parent-style-name="Text_20_body" style:list-style-name="L48">
      <style:paragraph-properties fo:margin-top="0cm" fo:margin-bottom="0cm" style:contextual-spacing="false" fo:line-height="150%" fo:text-align="justify" style:justify-single-word="false"/>
      <style:text-properties officeooo:paragraph-rsid="000e8101"/>
    </style:style>
    <style:style style:name="P24" style:family="paragraph" style:parent-style-name="Text_20_body" style:list-style-name="L49">
      <style:paragraph-properties fo:line-height="150%" fo:text-align="justify" style:justify-single-word="false"/>
      <style:text-properties officeooo:paragraph-rsid="000e8101"/>
    </style:style>
    <style:style style:name="P25" style:family="paragraph" style:parent-style-name="Text_20_body" style:list-style-name="L4">
      <style:paragraph-properties fo:line-height="150%" fo:text-align="justify" style:justify-single-word="false"/>
      <style:text-properties style:font-name="Arial1"/>
    </style:style>
    <style:style style:name="P26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/>
      <style:text-properties style:font-name="Arial1"/>
    </style:style>
    <style:style style:name="P27" style:family="paragraph" style:parent-style-name="Text_20_body" style:list-style-name="L13">
      <style:paragraph-properties fo:line-height="150%" fo:text-align="justify" style:justify-single-word="false"/>
      <style:text-properties style:font-name="Arial1" officeooo:paragraph-rsid="000c8b1b"/>
    </style:style>
    <style:style style:name="P28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/>
      <style:text-properties style:font-name="Arial1"/>
    </style:style>
    <style:style style:name="P29" style:family="paragraph" style:parent-style-name="Text_20_body" style:list-style-name="L15">
      <style:paragraph-properties fo:line-height="150%" fo:text-align="justify" style:justify-single-word="false"/>
      <style:text-properties style:font-name="Arial1" officeooo:paragraph-rsid="000c8b1b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1" officeooo:paragraph-rsid="000c8b1b"/>
    </style:style>
    <style:style style:name="P31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1" officeooo:paragraph-rsid="000c8b1b"/>
    </style:style>
    <style:style style:name="P32" style:family="paragraph" style:parent-style-name="Text_20_body" style:list-style-name="L40">
      <style:paragraph-properties fo:margin-top="0cm" fo:margin-bottom="0cm" style:contextual-spacing="false" fo:line-height="150%" fo:text-align="justify" style:justify-single-word="false"/>
      <style:text-properties style:font-name="Arial1" officeooo:paragraph-rsid="000c8b1b"/>
    </style:style>
    <style:style style:name="P33" style:family="paragraph" style:parent-style-name="Text_20_body" style:list-style-name="L41">
      <style:paragraph-properties fo:margin-top="0cm" fo:margin-bottom="0cm" style:contextual-spacing="false" fo:line-height="150%" fo:text-align="justify" style:justify-single-word="false"/>
      <style:text-properties style:font-name="Arial1" officeooo:paragraph-rsid="000c8b1b"/>
    </style:style>
    <style:style style:name="P34" style:family="paragraph" style:parent-style-name="Text_20_body" style:list-style-name="L42">
      <style:paragraph-properties fo:line-height="150%" fo:text-align="justify" style:justify-single-word="false"/>
      <style:text-properties style:font-name="Arial1" officeooo:paragraph-rsid="000c8b1b"/>
    </style:style>
    <style:style style:name="P35" style:family="paragraph" style:parent-style-name="Text_20_body" style:list-style-name="L43">
      <style:paragraph-properties fo:line-height="150%" fo:text-align="justify" style:justify-single-word="false"/>
      <style:text-properties style:font-name="Arial1" officeooo:paragraph-rsid="000c8b1b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1" officeooo:paragraph-rsid="000e8101"/>
    </style:style>
    <style:style style:name="P3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1" officeooo:paragraph-rsid="000e8101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1" fo:font-weight="bold" officeooo:paragraph-rsid="000c8b1b" style:font-weight-asian="bold" style:font-weight-complex="bold"/>
    </style:style>
    <style:style style:name="T1" style:family="text">
      <style:text-properties officeooo:rsid="000c8b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8b1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8b1b" style:font-weight-asian="normal" style:font-weight-complex="normal"/>
    </style:style>
    <style:style style:name="T6" style:family="text">
      <style:text-properties style:font-name="Arial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2">RF.00</text:span><text:span text:style-name="T3">1</text:span><text:span text:style-name="T1"> O Sistema deve permitir cadastrar os clientes.</text:span></text:p>
      <text:p text:style-name="P2">RN.00<text:span text:style-name="T1">2</text:span> O cadastro do Cliente deve ter os seguintes campos:</text:p>
      <text:list xml:id="list2599966578" text:style-name="L1">
        <text:list-item>
          <text:p text:style-name="P3"><text:span text:style-name="T1">Nome</text:span></text:p>
        </text:list-item>
        <text:list-item>
          <text:p text:style-name="P11">Telefone</text:p>
        </text:list-item>
        <text:list-item>
          <text:p text:style-name="P11">Endereço </text:p>
        </text:list-item>
      </text:list>
      <text:p text:style-name="P1"/>
      <text:p text:style-name="P1"><text:span text:style-name="T2">RF.00</text:span><text:span text:style-name="T3">2</text:span><text:span text:style-name="T2"> </text:span>O Sistema deve permitir cadastrar os <text:span text:style-name="T1">carros</text:span>. </text:p>
      <text:p text:style-name="P1">RN.00<text:span text:style-name="T1">2</text:span> O cadastro do <text:span text:style-name="T1">carro</text:span> deve ter os seguintes campos:</text:p>
      <text:list text:style-name="L2">
        <text:list-item>
          <text:p text:style-name="P4">Código do <text:span text:style-name="T1">carro</text:span><text:tab/><text:tab/></text:p>
        </text:list-item>
        <text:list-item>
          <text:p text:style-name="P4"><text:span text:style-name="T1">Modelo</text:span><text:tab/><text:tab/><text:tab/></text:p>
        </text:list-item>
        <text:list-item>
          <text:p text:style-name="P5"><text:span text:style-name="T1">Cor</text:span></text:p>
        </text:list-item>
        <text:list-item>
          <text:p text:style-name="P5"><text:span text:style-name="T1">Ano do carro</text:span><text:tab/></text:p>
        </text:list-item>
        <text:list-item>
          <text:p text:style-name="P5"><text:span text:style-name="T1">Chassi</text:span></text:p>
        </text:list-item>
      </text:list>
      <text:p text:style-name="P2"><text:span text:style-name="T1">RN.003 </text:span>Armazenar detalhes de manutenção, como:</text:p>
      <text:list xml:id="list232668595" text:style-name="L3">
        <text:list-item>
          <text:p text:style-name="P6">Datas de revisões</text:p>
        </text:list-item>
        <text:list-item>
          <text:p text:style-name="P6">Trocas de óleo</text:p>
        </text:list-item>
        <text:list-item>
          <text:p text:style-name="P6"><text:span text:style-name="T1">Troca de </text:span>pneus</text:p>
        </text:list-item>
      </text:list>
      <text:p text:style-name="P2"/>
      <text:p text:style-name="P2"><text:span text:style-name="T2">RF.00</text:span><text:span text:style-name="T3">3</text:span> <text:span text:style-name="T1">O sistema deve p</text:span>ermitir <text:span text:style-name="T1">a consulta de disponibilidade do veículo.</text:span></text:p>
      <text:p text:style-name="P2"><text:span text:style-name="T1">RN.004 A consulta de disponibilidade do veículo deve ter os seguintes campos:</text:span></text:p>
      <text:list text:style-name="L5">
        <text:list-item>
          <text:p text:style-name="P7">Permitir que os clientes consultem a disponibilidade de veículos para locação em uma determinada data e local.</text:p>
        </text:list-item>
      </text:list>
      <text:list text:style-name="L4">
        <text:list-item>
          <text:p text:style-name="P25">Mostrar os veículos disponíveis com base nos critérios de pesquisa informados.</text:p>
        </text:list-item>
      </text:list>
      <text:p text:style-name="P2"/>
      <text:p text:style-name="P2"><text:span text:style-name="T2">R</text:span><text:span text:style-name="T3">F</text:span><text:span text:style-name="T2">.00</text:span><text:span text:style-name="T3">4</text:span> <text:span text:style-name="T1">O sistema deve permitir r</text:span>eserva de Veículos.</text:p>
      <text:p text:style-name="P2"><text:span text:style-name="T1">RN</text:span>.00<text:span text:style-name="T1">5 Os dados que deverão estar contidos na reserva de veículos são:</text:span></text:p>
      <text:list text:style-name="L8">
        <text:list-item>
          <text:p text:style-name="P8"><text:span text:style-name="T1">R</text:span>eservas de veículos específicos para um determinado período de tempo.</text:p>
        </text:list-item>
        <text:list-item>
          <text:p text:style-name="P8">Verificar a disponibilidade do veículo desejado durante o período solicitado.</text:p>
        </text:list-item>
        <text:list-item>
          <text:p text:style-name="P8">Registrar as informações da reserva, <text:span text:style-name="T1">como:</text:span> <text:span text:style-name="T1">D</text:span>atas, horários de retirada e devolução, e dados do cliente.</text:p>
        </text:list-item>
      </text:list>
      <text:p text:style-name="P12"/>
      <text:p text:style-name="P2"><text:span text:style-name="T2">R</text:span><text:span text:style-name="T3">F</text:span><text:span text:style-name="T2">.00</text:span><text:span text:style-name="T3">5</text:span> <text:span text:style-name="T1">O sistema deve permitir c</text:span>álculo de <text:span text:style-name="T1">p</text:span>reços.</text:p>
      <text:p text:style-name="P2"><text:span text:style-name="T1">RN</text:span>.00<text:span text:style-name="T1">6 O cálculo de preços deve possuir os seguintes campos:</text:span></text:p>
      <text:list xml:id="list4134580071" text:style-name="L11">
        <text:list-item>
          <text:p text:style-name="P9">Calcular o valor total da locação com base na tarifa diária, período de locação.</text:p>
        </text:list-item>
        <text:list-item>
          <text:p text:style-name="P9"><text:soft-page-break/>Considerar descontos especiais, como descontos por fidelidade <text:span text:style-name="T1">e </text:span>promoções.</text:p>
        </text:list-item>
      </text:list>
      <text:p text:style-name="P2"/>
      <text:p text:style-name="P2"><text:span text:style-name="T2">R</text:span><text:span text:style-name="T3">F</text:span><text:span text:style-name="T2">.00</text:span><text:span text:style-name="T3">6</text:span> <text:span text:style-name="T1">O sistema deve permitir </text:span>Check-in e Check-out.</text:p>
      <text:p text:style-name="P2"><text:span text:style-name="T5">RN</text:span><text:span text:style-name="T4">.00</text:span><text:span text:style-name="T5">7</text:span><text:span text:style-name="T1"> Os dados que deverão estar contidos no Check-in e Check-out, são:</text:span></text:p>
      <text:list text:style-name="L13">
        <text:list-item>
          <text:p text:style-name="P26">Registrar as informações do veículo no momento do check-in e check-out.</text:p>
        </text:list-item>
        <text:list-item>
          <text:p text:style-name="P26">Registrar a quilometragem inicial e final do veículo.</text:p>
        </text:list-item>
        <text:list-item>
          <text:p text:style-name="P27">Verificar as condições do veículo e documentar eventuais danos.</text:p>
        </text:list-item>
      </text:list>
      <text:p text:style-name="P30"/>
      <text:p text:style-name="P2"><text:span text:style-name="T2">RF.00</text:span><text:span text:style-name="T3">8 </text:span><text:span text:style-name="T1">O sistema deve permitir g</text:span>erenciamentos de <text:span text:style-name="T1">r</text:span>eservas.</text:p>
      <text:p text:style-name="P2"><text:span text:style-name="T1">RN</text:span>.00<text:span text:style-name="T1">9 O gerenciamento de reserva deve ter os seguintes campos:</text:span></text:p>
      <text:list xml:id="list2868437577" text:style-name="L15">
        <text:list-item>
          <text:p text:style-name="P28">Permitir que os funcionários gerenciem as reservas existentes, realizando alterações, cancelamentos ou reagendamentos.</text:p>
        </text:list-item>
        <text:list-item>
          <text:p text:style-name="P29">Notificar os clientes sobre alterações ou cancelamentos de reservas.</text:p>
          <text:p text:style-name="P29"/>
        </text:list-item>
      </text:list>
      <text:p text:style-name="P2"><text:span text:style-name="T2">RF.00</text:span><text:span text:style-name="T3">9 </text:span><text:span text:style-name="T1">O sistema deve permitir g</text:span>era<text:span text:style-name="T1">r</text:span> <text:span text:style-name="T1">r</text:span>elatórios:</text:p>
      <text:p text:style-name="P2"><text:span text:style-name="T1">RN.010 Para gerar os relatórios o sistema deve ter os seguintes campos:</text:span></text:p>
      <text:list xml:id="list4056581808" text:style-name="L23">
        <text:list-item>
          <text:p text:style-name="P10">Gerar relatórios sobre reservas realizadas, como: datas, clientes, veículos e valores.</text:p>
        </text:list-item>
        <text:list-item>
          <text:p text:style-name="P10">Fornecer estatísticas sobre a taxa de ocupação dos veículos, receitas geradas, descontos aplicados, entre outros dados relevantes.</text:p>
        </text:list-item>
        <text:list-item>
          <text:p text:style-name="P10">Permitir que os clientes paguem online ou no momento da retirada do veículo.</text:p>
        </text:list-item>
        <text:list-item>
          <text:p text:style-name="P10">Acompanhar o histórico de manutenções, serviços e custos relacionados aos veículos.</text:p>
        </text:list-item>
      </text:list>
      <text:p text:style-name="P36"><text:span text:style-name="T1">RN.0011 </text:span>CNH válida:</text:p>
      <text:list text:style-name="L44">
        <text:list-item>
          <text:p text:style-name="P19"><text:span text:style-name="T6">Exigir que os clientes possuam uma carteira de motorista válida e dentro da validade.</text:span></text:p>
        </text:list-item>
      </text:list>
      <text:list text:style-name="L40">
        <text:list-item>
          <text:list>
            <text:list-header>
              <text:p text:style-name="P32"/>
            </text:list-header>
          </text:list>
        </text:list-item>
      </text:list>
      <text:p text:style-name="P36"><text:span text:style-name="T1">RN.0012 </text:span>Depósito de segurança:</text:p>
      <text:list text:style-name="L45">
        <text:list-item>
          <text:p text:style-name="P20"><text:span text:style-name="T6">Estabelecer a exigência de um depósito de segurança para cobrir eventuais danos ao veículo durante a locação.</text:span></text:p>
        </text:list-item>
      </text:list>
      <text:p text:style-name="P31"/>
      <text:p text:style-name="P31"/>
      <text:p text:style-name="P31"><text:soft-page-break/></text:p>
      <text:p text:style-name="P31"><text:span text:style-name="T1">RN.0013 </text:span>Política de cancelamento:</text:p>
      <text:list text:style-name="L41">
        <text:list-item>
          <text:p text:style-name="P33">Definir uma política de cancelamento que especifique os prazos e penalidades para cancelamentos de reservas, como possíveis taxas de cancelamento.</text:p>
        </text:list-item>
      </text:list>
      <text:p text:style-name="P30"/>
      <text:p text:style-name="P30"><text:span text:style-name="T1">RN.0014 </text:span>Cobrança de Multas:</text:p>
      <text:list text:style-name="L42">
        <text:list-item>
          <text:p text:style-name="P34">Estabelecer regras para a cobrança de multas em casos de atrasos na devolução do veículo ou violações de termos e condições de uso.</text:p>
        </text:list-item>
      </text:list>
      <text:p text:style-name="P30"/>
      <text:p text:style-name="P30"><text:span text:style-name="T1">RN.0015 </text:span>Política de Combustível:</text:p>
      <text:list text:style-name="L43">
        <text:list-item>
          <text:p text:style-name="P35">Definir as regras relacionadas ao nível de combustível no momento da devolução do veículo.</text:p>
        </text:list-item>
      </text:list>
      <text:p text:style-name="P38"/>
      <text:p text:style-name="P38">Requisitos Não Funcionais de uma Locadora de Veículos:</text:p>
      <text:p text:style-name="P36"><text:span text:style-name="T1">RNF.001 </text:span>Segurança:</text:p>
      <text:list text:style-name="L46">
        <text:list-item>
          <text:p text:style-name="P21"><text:span text:style-name="T6">Garantir a segurança dos dados pessoais dos clientes e informações sensíveis do sistema.</text:span></text:p>
        </text:list-item>
      </text:list>
      <text:p text:style-name="P37"><text:span text:style-name="T1">RNF.002 Usabilidades</text:span>:</text:p>
      <text:list text:style-name="L47">
        <text:list-item>
          <text:p text:style-name="P22"><text:span text:style-name="T6">Oferecer uma interface amigável e intuitiva para os usuários do sistema, facilitando o uso e reduzindo a curva de aprendizado.</text:span></text:p>
        </text:list-item>
      </text:list>
      <text:p text:style-name="P37"><text:span text:style-name="T1">RNF.003 </text:span>Desempenho:</text:p>
      <text:list text:style-name="L48">
        <text:list-item>
          <text:p text:style-name="P23"><text:span text:style-name="T6">Garantir uma resposta rápida do sistema, mesmo em momentos de alta demanda.</text:span></text:p>
        </text:list-item>
      </text:list>
      <text:p text:style-name="P36"><text:span text:style-name="T1">RNF.004 Confiabilidades</text:span>:</text:p>
      <text:list text:style-name="L49">
        <text:list-item>
          <text:p text:style-name="P24"><text:span text:style-name="T6">Assegurar a disponibilidade do sistema e evitar falhas que possam prejudicar a operação da locadora.</text:span></text:p>
        </text:list-item>
      </text:list>
      <text:p text:style-name="P30"/>
      <text:p text:style-name="P3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2T14:51:33.312000000</meta:creation-date>
    <dc:date>2023-05-22T16:31:29.784000000</dc:date>
    <meta:editing-duration>PT1H39M57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65" meta:word-count="591" meta:character-count="3727" meta:non-whitespace-character-count="3229"/>
  </office:meta>
</office:document-meta>
</file>